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brima1" svg:font-family="Ebrima"/>
    <style:font-face style:name="Mangal1" svg:font-family="Mangal"/>
    <style:font-face style:name="Calibri1" svg:font-family="Calibri" style:font-family-generic="swiss"/>
    <style:font-face style:name="Liberation Sans1" svg:font-family="'Liberation Sans'" style:font-family-generic="swiss"/>
    <style:font-face style:name="Ebrima" svg:font-family="Ebrima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32pt" officeooo:rsid="00063291" officeooo:paragraph-rsid="00063291" style:font-size-asian="32pt" style:font-size-complex="32pt"/>
    </style:style>
    <style:style style:name="P2" style:family="paragraph" style:parent-style-name="Standard">
      <style:text-properties style:font-name="Calibri" fo:font-size="34pt" officeooo:rsid="00063291" officeooo:paragraph-rsid="00063291" style:font-size-asian="34pt" style:font-size-complex="34pt"/>
    </style:style>
    <style:style style:name="P3" style:family="paragraph" style:parent-style-name="Standard">
      <style:text-properties style:font-name="Calibri" fo:font-size="34pt" fo:font-style="italic" officeooo:rsid="00063291" officeooo:paragraph-rsid="0008045b" style:font-size-asian="34pt" style:font-style-asian="italic" style:font-size-complex="34pt" style:font-style-complex="italic"/>
    </style:style>
    <style:style style:name="P4" style:family="paragraph" style:parent-style-name="Standard">
      <style:text-properties style:font-name="Ebrima" fo:font-size="32pt" officeooo:rsid="00063291" officeooo:paragraph-rsid="00063291" style:font-size-asian="32pt" style:font-size-complex="32pt"/>
    </style:style>
    <style:style style:name="P5" style:family="paragraph" style:parent-style-name="Standard">
      <style:text-properties style:font-name="Ebrima" fo:font-size="32pt" fo:font-style="italic" officeooo:rsid="00063291" officeooo:paragraph-rsid="0008045b" style:font-size-asian="32pt" style:font-style-asian="italic" style:font-size-complex="32pt" style:font-style-complex="italic"/>
    </style:style>
    <style:style style:name="P6" style:family="paragraph" style:parent-style-name="Standard">
      <style:text-properties fo:font-size="32pt" officeooo:rsid="00063291" officeooo:paragraph-rsid="00063291" style:font-size-asian="32pt" style:font-size-complex="32pt"/>
    </style:style>
    <style:style style:name="P7" style:family="paragraph" style:parent-style-name="Standard">
      <style:text-properties fo:font-size="32pt" fo:font-style="italic" officeooo:rsid="00063291" officeooo:paragraph-rsid="0008045b" style:font-size-asian="32pt" style:font-style-asian="italic" style:font-size-complex="32pt" style:font-style-complex="italic"/>
    </style:style>
    <style:style style:name="T1" style:family="text">
      <style:text-properties style:font-name="Calibri1"/>
    </style:style>
    <style:style style:name="T2" style:family="text">
      <style:text-properties style:font-name="Liberation Sans1"/>
    </style:style>
    <style:style style:name="T3" style:family="text">
      <style:text-properties style:font-name="Ebrim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1">The big brown fox jumps over the lazy dog</text:p>
      <text:p text:style-name="P1"><text:span text:style-name="T2">ΑΒΓΔΕΖΗΘΙΚΛΜΝΞΟΠΡΣΤΥΦΧΨΩ</text:span></text:p>
      <text:p text:style-name="P1"><text:span text:style-name="T2">αβγδεζηθικλμνξοπρςστυφχψω</text:span></text:p>
      <text:p text:style-name="P1"><text:span text:style-name="T2">ϐϑ ϒ ϓ ϕϖ</text:span></text:p>
      <text:p text:style-name="P2">The big brown fox jumps over the lazy dog</text:p>
      <text:p text:style-name="P2"><text:span text:style-name="T1">ΑΒΓΔΕΖΗΘΙΚΛΜΝΞΟΠΡΣΤΥΦΧΨΩ</text:span></text:p>
      <text:p text:style-name="P2"><text:span text:style-name="T1">αβγδεζηθικλμνξοπρςστυφχψω</text:span></text:p>
      <text:p text:style-name="P2"><text:span text:style-name="T1">ϐϑ ϒ ϓ ϕϖ</text:span></text:p>
      <text:p text:style-name="P4">The big brown fox jumps over the lazy dog</text:p>
      <text:p text:style-name="P4"><text:span text:style-name="T3">ΑΒΓΔΕΖΗΘΙΚΛΜΝΞΟΠΡΣΤΥΦΧΨΩ</text:span></text:p>
      <text:p text:style-name="P6"><text:span text:style-name="T3">αβγδεζηθικλμνξοπρςστυφχψω</text:span></text:p>
      <text:p text:style-name="P6"><text:span text:style-name="T3">ϐϑ ϒ ϓ ϕϖ</text:span></text:p>
      <text:p text:style-name="P3"><text:soft-page-break/>The big brown fox jumps over the lazy dog</text:p>
      <text:p text:style-name="P3"><text:span text:style-name="T1">ΑΒΓΔΕΖΗΘΙΚΛΜΝΞΟΠΡΣΤΥΦΧΨΩ</text:span></text:p>
      <text:p text:style-name="P3"><text:span text:style-name="T1">αβγδεζηθικλμνξοπρςστυφχψω</text:span></text:p>
      <text:p text:style-name="P3"><text:span text:style-name="T1">ϐϑ ϒ ϓ ϕϖ</text:span></text:p>
      <text:p text:style-name="P5">The big brown fox jumps over the lazy dog</text:p>
      <text:p text:style-name="P5"><text:span text:style-name="T3">ΑΒΓΔΕΖΗΘΙΚΛΜΝΞΟΠΡΣΤΥΦΧΨΩ</text:span></text:p>
      <text:p text:style-name="P7"><text:span text:style-name="T3">αβγδεζηθικλμνξοπρςστυφχψω</text:span></text:p>
      <text:p text:style-name="P7"><text:span text:style-name="T3">ϐϑ ϒ ϓ ϕϖ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Ebrima1" svg:font-family="Ebrima"/>
    <style:font-face style:name="Mangal1" svg:font-family="Mangal"/>
    <style:font-face style:name="Calibri1" svg:font-family="Calibri" style:font-family-generic="swiss"/>
    <style:font-face style:name="Liberation Sans1" svg:font-family="'Liberation Sans'" style:font-family-generic="swiss"/>
    <style:font-face style:name="Ebrima" svg:font-family="Ebrima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3T21:02:17.345000000</meta:creation-date>
    <dc:date>2014-06-03T21:15:46.313000000</dc:date>
    <meta:editing-duration>P0D</meta:editing-duration>
    <meta:editing-cycles>1</meta:editing-cycles>
    <meta:generator>LibreOffice/4.2.4.2$Windows_x86 LibreOffice_project/63150712c6d317d27ce2db16eb94c2f3d7b699f8</meta:generator>
    <meta:document-statistic meta:table-count="0" meta:image-count="0" meta:object-count="0" meta:page-count="2" meta:paragraph-count="20" meta:word-count="75" meta:character-count="495" meta:non-whitespace-character-count="440"/>
  </office:meta>
</office:document-meta>
</file>